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1507in" fo:margin-left="-0.075in" style:page-number="auto" table:align="left" style:writing-mode="lr-tb"/>
    </style:style>
    <style:style style:name="Table1.A" style:family="table-column">
      <style:table-column-properties style:column-width="1.1993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0.1264in"/>
    </style:style>
    <style:style style:name="Table1.D" style:family="table-column">
      <style:table-column-properties style:column-width="1.248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208in solid #00000a" fo:border-right="0.0104in solid #00000a" fo:border-top="0.0208in solid #00000a" fo:border-bottom="0.0104in solid #00000a"/>
    </style:style>
    <style:style style:name="Table1.B1" style:family="table-cell">
      <style:table-cell-properties fo:padding-left="0.075in" fo:padding-right="0.075in" fo:padding-top="0in" fo:padding-bottom="0in" fo:border-left="0.0104in solid #00000a" fo:border-right="0.0208in solid #00000a" fo:border-top="0.0208in solid #00000a" fo:border-bottom="0.0104in solid #00000a"/>
    </style:style>
    <style:style style:name="Table1.A2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104in solid #00000a"/>
    </style:style>
    <style:style style:name="Table1.B2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104in solid #00000a"/>
    </style:style>
    <style:style style:name="Table1.B3" style:family="table-cell">
      <style:table-cell-properties fo:padding-left="0.075in" fo:padding-right="0.075in" fo:padding-top="0in" fo:padding-bottom="0in" fo:border="0.0104in solid #00000a"/>
    </style:style>
    <style:style style:name="Table1.A4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208in solid #00000a"/>
    </style:style>
    <style:style style:name="Table1.B4" style:family="table-cell">
      <style:table-cell-properties fo:padding-left="0.075in" fo:padding-right="0.075in" fo:padding-top="0in" fo:padding-bottom="0in" fo:border-left="0.0104in solid #00000a" fo:border-right="0.0104in solid #00000a" fo:border-top="0.0104in solid #00000a" fo:border-bottom="0.0208in solid #00000a"/>
    </style:style>
    <style:style style:name="Table1.E4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208in solid #00000a"/>
    </style:style>
    <style:style style:name="Table2" style:family="table">
      <style:table-properties style:width="6.1507in" fo:margin-left="-0.075in" table:align="left" style:writing-mode="lr-tb"/>
    </style:style>
    <style:style style:name="Table2.A" style:family="table-column">
      <style:table-column-properties style:column-width="1.8243in"/>
    </style:style>
    <style:style style:name="Table2.B" style:family="table-column">
      <style:table-column-properties style:column-width="4.3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208in solid #00000a" fo:border-right="0.0104in solid #00000a" fo:border-top="0.0208in solid #00000a" fo:border-bottom="0.0104in solid #00000a"/>
    </style:style>
    <style:style style:name="Table2.B1" style:family="table-cell">
      <style:table-cell-properties fo:padding-left="0.075in" fo:padding-right="0.075in" fo:padding-top="0in" fo:padding-bottom="0in" fo:border-left="0.0104in solid #00000a" fo:border-right="0.0208in solid #00000a" fo:border-top="0.0208in solid #00000a" fo:border-bottom="0.0104in solid #00000a"/>
    </style:style>
    <style:style style:name="Table2.A2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104in solid #00000a"/>
    </style:style>
    <style:style style:name="Table2.B2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104in solid #00000a"/>
    </style:style>
    <style:style style:name="Table2.A13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208in solid #00000a"/>
    </style:style>
    <style:style style:name="Table2.B13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208in solid #00000a"/>
    </style:style>
    <style:style style:name="P1" style:family="paragraph" style:parent-style-name="Standard">
      <style:paragraph-properties fo:text-align="end" style:justify-single-word="false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Use Case ID:</text:p>
          </table:table-cell>
          <table:table-cell table:style-name="Table1.B1" table:number-columns-spanned="2" office:value-type="string">
            <text:p text:style-name="Standard">00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Use Case Name:</text:p>
          </table:table-cell>
          <table:table-cell table:style-name="Table1.B2" table:number-columns-spanned="2" office:value-type="string">
            <text:p text:style-name="Standard">Apply Tag from Ontolog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Created By:</text:p>
          </table:table-cell>
          <table:table-cell table:style-name="Table1.B3" office:value-type="string">
            <text:p text:style-name="Standard">Nathan Green</text:p>
          </table:table-cell>
          <table:table-cell table:style-name="Table1.B3" table:number-columns-spanned="2" office:value-type="string">
            <text:p text:style-name="P1">Last Updated By:</text:p>
          </table:table-cell>
          <table:covered-table-cell/>
          <table:table-cell table:style-name="Table1.B2" table:number-columns-spanned="0" office:value-type="string">
            <text:p text:style-name="Standard">Nathan Green</text:p>
          </table:table-cell>
        </table:table-row>
        <table:table-row table:style-name="Table1.1">
          <table:table-cell table:style-name="Table1.A4" office:value-type="string">
            <text:p text:style-name="P1">Date Created:</text:p>
          </table:table-cell>
          <table:table-cell table:style-name="Table1.B4" office:value-type="string">
            <text:p text:style-name="Standard">1/28/14</text:p>
          </table:table-cell>
          <table:table-cell table:style-name="Table1.B4" table:number-columns-spanned="2" office:value-type="string">
            <text:p text:style-name="P1">Date Last Updated:</text:p>
          </table:table-cell>
          <table:covered-table-cell/>
          <table:table-cell table:style-name="Table1.E4" table:number-columns-spanned="0" office:value-type="string">
            <text:p text:style-name="Standard">1/1/14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ctor:</text:p>
          </table:table-cell>
          <table:table-cell table:style-name="Table2.B1" office:value-type="string">
            <text:p text:style-name="Standard">User</text:p>
          </table:table-cell>
        </table:table-row>
        <table:table-row table:style-name="Table2.1">
          <table:table-cell table:style-name="Table2.A2" office:value-type="string">
            <text:p text:style-name="P1">Description:</text:p>
          </table:table-cell>
          <table:table-cell table:style-name="Table2.B2" office:value-type="string">
            <text:p text:style-name="Standard">Allow the user to apply an ontology to a text document in the editor</text:p>
            <text:p text:style-name="Standard"/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">Preconditions:</text:p>
          </table:table-cell>
          <table:table-cell table:style-name="Table2.B2" office:value-type="string">
            <text:p text:style-name="Standard">A document is loaded in the editor</text:p>
            <text:p text:style-name="Standard">An ontology is loaded in the ontology panel</text:p>
          </table:table-cell>
        </table:table-row>
        <table:table-row table:style-name="Table2.1">
          <table:table-cell table:style-name="Table2.A2" office:value-type="string">
            <text:p text:style-name="P1">Postconditions:</text:p>
          </table:table-cell>
          <table:table-cell table:style-name="Table2.B2" office:value-type="string">
            <text:p text:style-name="Standard">Ontological tag is applied to text</text:p>
          </table:table-cell>
        </table:table-row>
        <table:table-row table:style-name="Table2.1">
          <table:table-cell table:style-name="Table2.A2" office:value-type="string">
            <text:p text:style-name="P1">Priority:</text:p>
          </table:table-cell>
          <table:table-cell table:style-name="Table2.B2" office:value-type="string">
            <text:p text:style-name="Standard">3</text:p>
          </table:table-cell>
        </table:table-row>
        <table:table-row table:style-name="Table2.1">
          <table:table-cell table:style-name="Table2.A2" office:value-type="string">
            <text:p text:style-name="P1">Frequency of Use:</text:p>
          </table:table-cell>
          <table:table-cell table:style-name="Table2.B2" office:value-type="string">
            <text:p text:style-name="Standard">Daily</text:p>
          </table:table-cell>
        </table:table-row>
        <table:table-row table:style-name="Table2.1">
          <table:table-cell table:style-name="Table2.A2" office:value-type="string">
            <text:p text:style-name="P1">Main Flow:</text:p>
          </table:table-cell>
          <table:table-cell table:style-name="Table2.B2" office:value-type="string">
            <text:p text:style-name="Standard">1) User selects a tag from the ontology</text:p>
            <text:p text:style-name="Standard">2) The system highlights the selected tag</text:p>
            <text:p text:style-name="Standard">3) The user highlights text in the editor in which the tag is to be applied</text:p>
            <text:p text:style-name="Standard">4) The User right clicks the ontology</text:p>
            <text:p text:style-name="Standard">5) The user presses an apply tag button</text:p>
            <text:p text:style-name="Standard">6) The System will highlight the text the same color as the tag and apply visual annotation</text:p>
            <text:p text:style-name="Standard">7) The System will disable the “apply tag” button</text:p>
            <text:p text:style-name="Standard">8) The User selects additional text in the editor </text:p>
            <text:p text:style-name="Standard">9) Go to MF Step 4</text:p>
          </table:table-cell>
        </table:table-row>
        <table:table-row table:style-name="Table2.1">
          <table:table-cell table:style-name="Table2.A2" office:value-type="string">
            <text:p text:style-name="P1">Alternative Flow:</text:p>
          </table:table-cell>
          <table:table-cell table:style-name="Table2.B2" office:value-type="string">
            <text:p text:style-name="Standard">AF #1</text:p>
            <text:p text:style-name="Standard">8) The User selects a different tag in the Ontology</text:p>
            <text:p text:style-name="Standard">9) Go to MF Step 3</text:p>
            <text:p text:style-name="Standard">AF #2</text:p>
            <text:p text:style-name="Standard">4) User double clicks the ontology item</text:p>
            <text:p text:style-name="Standard">5) Go to MF Step 6</text:p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">Exceptions:</text:p>
          </table:table-cell>
          <table:table-cell table:style-name="Table2.B2" office:value-type="string">
            <text:p text:style-name="Standard">None</text:p>
          </table:table-cell>
        </table:table-row>
        <table:table-row table:style-name="Table2.1">
          <table:table-cell table:style-name="Table2.A2" office:value-type="string">
            <text:p text:style-name="P1">Includes:</text:p>
          </table:table-cell>
          <table:table-cell table:style-name="Table2.B2" office:value-type="string">
            <text:p text:style-name="Standard">None</text:p>
          </table:table-cell>
        </table:table-row>
        <table:table-row table:style-name="Table2.1">
          <table:table-cell table:style-name="Table2.A2" office:value-type="string">
            <text:p text:style-name="P1">Non Functional Requirements:</text:p>
          </table:table-cell>
          <table:table-cell table:style-name="Table2.B2" office:value-type="string">
            <text:p text:style-name="Standard">1) Tagging structure can be hidden from the User. If chosen, the visual signs will not be shown in the UC</text:p>
            <text:p text:style-name="Standard">2) Tagging should take less than 0.5 seconds to change the highlight color</text:p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">Assumptions:</text:p>
          </table:table-cell>
          <table:table-cell table:style-name="Table2.B2" office:value-type="string">
            <text:p text:style-name="Standard">Ontology has some default highlight color associate with it</text:p>
          </table:table-cell>
        </table:table-row>
        <table:table-row table:style-name="Table2.1">
          <table:table-cell table:style-name="Table2.A13" office:value-type="string">
            <text:p text:style-name="P1">Notes and Issues:</text:p>
          </table:table-cell>
          <table:table-cell table:style-name="Table2.B13" office:value-type="string">
            <text:p text:style-name="Standard">A check might be needed to make sure the encoding of the ontologies is the same as the document<text:bookmark text:name="_GoBack"/></text:p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Times New Roman" style:font-name-asian="Times New Roman1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su</meta:initial-creator>
    <dc:creator>Nathan Green</dc:creator>
    <meta:editing-cycles>3</meta:editing-cycles>
    <meta:print-date>2014-01-27T21:26:00</meta:print-date>
    <meta:creation-date>2014-01-27T21:34:00</meta:creation-date>
    <dc:date>2014-03-02T19:02:54.16</dc:date>
    <meta:editing-duration>PT12S</meta:editing-duration>
    <meta:generator>OpenOffice/4.0.1$Win32 OpenOffice.org_project/401m5$Build-9714</meta:generator>
    <meta:document-statistic meta:table-count="2" meta:image-count="0" meta:object-count="0" meta:page-count="1" meta:paragraph-count="53" meta:word-count="270" meta:character-count="14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